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Vrinda, Gadugi" svg:font-family="Vrinda, Gadugi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APCSLessonheader" style:master-page-name="MP0" style:family="paragraph">
      <style:paragraph-properties fo:break-before="page"/>
      <style:text-properties fo:font-weight="bold" style:font-weight-asian="bold" style:font-weight-complex="bold" fo:font-size="14pt" style:font-size-asian="14pt"/>
    </style:style>
    <style:style style:name="P2" style:parent-style-name="Textbody" style:family="paragraph">
      <style:paragraph-properties fo:margin-bottom="0in"/>
      <style:text-properties style:font-size-complex="12pt"/>
    </style:style>
    <style:style style:name="P3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4" style:parent-style-name="Textbody" style:family="paragraph">
      <style:paragraph-properties fo:margin-bottom="0in"/>
      <style:text-properties style:font-size-complex="12pt"/>
    </style:style>
    <style:style style:name="P5" style:parent-style-name="Textbody" style:family="paragraph">
      <style:paragraph-properties fo:margin-bottom="0in"/>
      <style:text-properties style:font-size-complex="12pt"/>
    </style:style>
    <style:style style:name="P6" style:parent-style-name="Textbody" style:family="paragraph">
      <style:paragraph-properties fo:margin-bottom="0in"/>
      <style:text-properties style:font-size-complex="12pt"/>
    </style:style>
    <style:style style:name="P7" style:parent-style-name="Textbody" style:family="paragraph">
      <style:paragraph-properties fo:margin-bottom="0in"/>
      <style:text-properties style:font-size-complex="12pt"/>
    </style:style>
    <style:style style:name="P8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9" style:parent-style-name="Textbody" style:family="paragraph">
      <style:paragraph-properties fo:margin-bottom="0in"/>
      <style:text-properties style:font-size-complex="12pt"/>
    </style:style>
    <style:style style:name="P10" style:parent-style-name="Textbody" style:family="paragraph">
      <style:paragraph-properties fo:margin-bottom="0in"/>
      <style:text-properties style:font-size-complex="12pt"/>
    </style:style>
    <style:style style:name="P11" style:parent-style-name="Textbody" style:family="paragraph">
      <style:paragraph-properties fo:margin-bottom="0in"/>
      <style:text-properties style:font-size-complex="12pt"/>
    </style:style>
    <style:style style:name="P12" style:parent-style-name="Textbody" style:family="paragraph">
      <style:paragraph-properties fo:margin-bottom="0in"/>
      <style:text-properties style:font-size-complex="12pt"/>
    </style:style>
    <style:style style:name="P13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4" style:parent-style-name="Textbody" style:family="paragraph">
      <style:paragraph-properties fo:margin-bottom="0in"/>
      <style:text-properties style:font-size-complex="12pt"/>
    </style:style>
    <style:style style:name="P15" style:parent-style-name="Textbody" style:family="paragraph">
      <style:paragraph-properties fo:margin-bottom="0in"/>
      <style:text-properties style:font-size-complex="12pt"/>
    </style:style>
    <style:style style:name="P16" style:parent-style-name="Textbody" style:family="paragraph">
      <style:paragraph-properties fo:margin-bottom="0in"/>
      <style:text-properties style:font-size-complex="12pt"/>
    </style:style>
    <style:style style:name="P17" style:parent-style-name="Textbody" style:family="paragraph">
      <style:paragraph-properties fo:margin-bottom="0in"/>
      <style:text-properties style:font-size-complex="12pt"/>
    </style:style>
    <style:style style:name="P18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9" style:parent-style-name="Textbody" style:family="paragraph">
      <style:paragraph-properties fo:margin-bottom="0in"/>
      <style:text-properties style:font-size-complex="12pt"/>
    </style:style>
    <style:style style:name="P20" style:parent-style-name="Textbody" style:family="paragraph">
      <style:paragraph-properties fo:margin-bottom="0in"/>
      <style:text-properties style:font-size-complex="12pt"/>
    </style:style>
    <style:style style:name="P21" style:parent-style-name="Textbody" style:family="paragraph">
      <style:paragraph-properties fo:margin-bottom="0in"/>
      <style:text-properties style:font-size-complex="12pt"/>
    </style:style>
    <style:style style:name="P22" style:parent-style-name="Textbody" style:family="paragraph">
      <style:paragraph-properties fo:margin-bottom="0in"/>
      <style:text-properties style:font-size-complex="12pt"/>
    </style:style>
    <style:style style:name="P23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4" style:parent-style-name="Textbody" style:family="paragraph">
      <style:paragraph-properties fo:margin-bottom="0in"/>
      <style:text-properties style:font-size-complex="12pt"/>
    </style:style>
    <style:style style:name="P25" style:parent-style-name="Textbody" style:family="paragraph">
      <style:paragraph-properties fo:margin-bottom="0in"/>
      <style:text-properties style:font-size-complex="12pt"/>
    </style:style>
    <style:style style:name="P26" style:parent-style-name="Textbody" style:family="paragraph">
      <style:paragraph-properties fo:margin-bottom="0in"/>
      <style:text-properties style:font-size-complex="12pt"/>
    </style:style>
    <style:style style:name="P27" style:parent-style-name="Textbody" style:family="paragraph">
      <style:paragraph-properties fo:margin-bottom="0in"/>
      <style:text-properties style:font-size-complex="12pt"/>
    </style:style>
    <style:style style:name="P28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9" style:parent-style-name="Textbody" style:family="paragraph">
      <style:paragraph-properties fo:margin-bottom="0in"/>
      <style:text-properties style:font-size-complex="12pt"/>
    </style:style>
    <style:style style:name="P30" style:parent-style-name="Textbody" style:family="paragraph">
      <style:paragraph-properties fo:margin-bottom="0in"/>
      <style:text-properties style:font-size-complex="12pt"/>
    </style:style>
    <style:style style:name="P31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32" style:parent-style-name="Textbody" style:family="paragraph">
      <style:paragraph-properties fo:margin-bottom="0in"/>
      <style:text-properties style:font-size-complex="12pt"/>
    </style:style>
    <style:style style:name="P33" style:parent-style-name="Textbody" style:family="paragraph">
      <style:paragraph-properties fo:margin-bottom="0in"/>
      <style:text-properties style:font-size-complex="12pt"/>
    </style:style>
    <style:style style:name="P34" style:parent-style-name="Textbody" style:family="paragraph">
      <style:paragraph-properties fo:margin-bottom="0in"/>
      <style:text-properties style:font-size-complex="12pt"/>
    </style:style>
    <style:style style:name="P35" style:parent-style-name="Textbody" style:family="paragraph">
      <style:paragraph-properties fo:margin-bottom="0in"/>
    </style:style>
  </office:automatic-styles>
  <office:body>
    <office:text text:use-soft-page-breaks="true">
      <text:p text:style-name="P1">Raspberry Pi Final Project Title</text:p>
      <text:p text:style-name="P2"/>
      <text:p text:style-name="P3">Project Team Members</text:p>
      <text:p text:style-name="P4">Name of team member 1: Ethan Dunning</text:p>
      <text:p text:style-name="P5">Name of team member 2: Matthew Mahan<text:s/></text:p>
      <text:p text:style-name="P6">Name of team member 3: Zachary Nalepa</text:p>
      <text:p text:style-name="P7"/>
      <text:p text:style-name="P8">Project Summary</text:p>
      <text:p text:style-name="P9">Briefly summarize your what your project is<text:s/>about.</text:p>
      <text:p text:style-name="P10"/>
      <text:p text:style-name="P11">We will recreate a game called ‘Keep Talking and Nobody Explodes’ using the breadboard and i/o parts to play the game.</text:p>
      <text:p text:style-name="P12"/>
      <text:p text:style-name="P13">Goals and Objectives</text:p>
      <text:p text:style-name="P14">Briefly identify your project's main goals and objectives.</text:p>
      <text:p text:style-name="P15"/>
      <text:p text:style-name="P16">We want to make a fun but challenging game on following directions to defuse a ‘bomb,’ the breadboard, to win the game.</text:p>
      <text:p text:style-name="P17"/>
      <text:p text:style-name="P18">GPIO</text:p>
      <text:p text:style-name="P19">Briefly discuss how you plan to<text:s/>incorporate GPIO, an external circuit, and any other external components.</text:p>
      <text:p text:style-name="P20"/>
      <text:p text:style-name="P21">We plan to use buttons and wires to play the game. The wires can be removed, or ‘cut’ to progress the game, and the buttons can be pressed and released.</text:p>
      <text:p text:style-name="P22"/>
      <text:p text:style-name="P23">GUI</text:p>
      <text:p text:style-name="P24">Briefly discuss how you plan to integrate an intuitive GUI that will be rendered on the LCD touchscreen. <text:s/>Feel free to provide a mock-up.</text:p>
      <text:p text:style-name="P25"/>
      <text:p text:style-name="P26">The GUI will show the ‘bomb’ and all of the connections on it.</text:p>
      <text:p text:style-name="P27"/>
      <text:p text:style-name="P28">Github Repository</text:p>
      <text:p text:style-name="P29">This project's Github repository is located at: &lt;https://github.com/EthanDunning/CSC-Final-Project&gt;</text:p>
      <text:p text:style-name="P30"/>
      <text:p text:style-name="P31">Gantt Chart</text:p>
      <text:p text:style-name="P32">Insert your project's Gantt chart here. <text:s/>Make sure to modify the spreadsheet provided. <text:s/>An easy way to insert the spreadsheet is to highlight the relevant cells in<text:s/>the spreadsheet, copy it to the clipboard via Ctrl+C, and paste it as a Bitmap (centered and using no wrap) via Shift+Ctrl+V. <text:s/>Feel free to briefly discuss the schedule.</text:p>
      <text:p text:style-name="P33"/>
      <text:p text:style-name="P34">The spreadsheet is not set in stone yet, but we plan to play around with the breadboard and find a configuration that works well, then work on the code to the game.</text:p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Vrinda, Gadugi" svg:font-family="Vrinda, Gadugi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fo:hyphenate="false"/>
    </style:style>
    <style:style style:name="Heading5" style:display-name="Heading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-asian="Calibri" style:font-name-complex="Vrinda, Gadugi" fo:font-size="12pt" style:font-size-asian="12pt" style:font-size-complex="14pt" style:language-complex="bn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style:font-name-complex="FreeSans" fo:font-size="14pt" style:font-size-asian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ListParagraph" style:display-name="List Paragraph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NoList1" style:display-name="No List1" style:family="paragraph">
      <style:text-properties fo:hyphenate="false"/>
    </style:style>
    <style:style style:name="APCSDefinition" style:display-name="APCS Definition" style:family="paragraph" style:parent-style-name="Standard">
      <style:paragraph-properties fo:border="0.0034in solid #000000" fo:padding="0.0138in" style:shadow="none" fo:background-color="#FFFF99"/>
      <style:text-properties fo:hyphenate="false"/>
    </style:style>
    <style:style style:name="APCSActivity" style:display-name="APCS Activity" style:family="paragraph" style:parent-style-name="Standard">
      <style:paragraph-properties fo:border="0.0034in solid #000000" fo:padding="0.0138in" style:shadow="none" fo:background-color="#99FF99"/>
      <style:text-properties fo:hyphenate="false"/>
    </style:style>
    <style:style style:name="APCSLessonbreak" style:display-name="APCS Lesson break" style:family="paragraph" style:parent-style-name="Textbody">
      <style:paragraph-properties fo:text-align="center" fo:margin-bottom="0in"/>
      <style:text-properties fo:font-weight="bold" style:font-weight-asian="bold" style:font-weight-complex="bold" fo:color="#FF3333" fo:background-color="#FFFF00" fo:hyphenate="false"/>
    </style:style>
    <style:style style:name="APCSDidyouknow" style:display-name="APCS Did you know?" style:family="paragraph" style:parent-style-name="Standard">
      <style:paragraph-properties fo:border="0.0034in solid #000000" fo:padding="0.0138in" style:shadow="none" fo:background-color="#FF99FF"/>
      <style:text-properties fo:hyphenate="false"/>
    </style:style>
    <style:style style:name="APCSHomework" style:display-name="APCS Homework" style:family="paragraph" style:parent-style-name="Standard">
      <style:paragraph-properties fo:border="0.0034in solid #000000" fo:padding="0.0138in" style:shadow="none" fo:background-color="#00CCFF"/>
      <style:text-properties fo:hyphenate="false"/>
    </style:style>
    <style:style style:name="APCSTotheteacher" style:display-name="APCS To the teacher" style:family="paragraph" style:parent-style-name="Standard">
      <style:paragraph-properties fo:border="0.0034in solid #000000" fo:padding="0.0138in" style:shadow="none" fo:background-color="#E6E6E6"/>
      <style:text-properties fo:hyphenate="false"/>
    </style:style>
    <style:style style:name="APCSLessonheader" style:display-name="APCS Lesson header" style:family="paragraph" style:parent-style-name="Standard">
      <style:paragraph-properties>
        <style:tab-stops>
          <style:tab-stop style:type="right" style:position="7in"/>
        </style:tab-stops>
      </style:paragraph-properties>
      <style:text-properties fo:hyphenate="false"/>
    </style:style>
    <style:style style:name="APCSMasternotesheader" style:display-name="APCS Master notes header" style:family="paragraph" style:parent-style-name="Standard">
      <style:paragraph-properties>
        <style:tab-stops>
          <style:tab-stop style:type="right" style:position="7in"/>
        </style:tab-stops>
      </style:paragraph-properties>
      <style:text-properties fo:font-weight="bold" style:font-weight-asian="bold" style:font-weight-complex="bold" fo:hyphenate="false"/>
    </style:style>
    <style:style style:name="Salutation" style:display-name="Salutation" style:family="paragraph" style:parent-style-name="Standard">
      <style:paragraph-properties text:number-lines="false"/>
      <style:text-properties fo:hyphenate="false"/>
    </style:style>
    <style:style style:name="Marginalia" style:display-name="Marginalia" style:family="paragraph" style:parent-style-name="Textbody">
      <style:paragraph-properties fo:margin-bottom="0in" fo:margin-left="1.575in">
        <style:tab-stops/>
      </style:paragraph-properties>
      <style:text-properties fo:hyphenate="false"/>
    </style:style>
    <style:style style:name="Signature" style:display-name="Signature" style:family="paragraph" style:parent-style-name="Standard">
      <style:paragraph-properties text:number-lines="false"/>
      <style:text-properties fo:hyphenate="false"/>
    </style:style>
    <style:style style:name="APCSNote" style:display-name="APCS Note" style:family="paragraph" style:parent-style-name="Standard">
      <style:text-properties fo:font-weight="bold" style:font-weight-asian="bold" style:font-weight-complex="bold" fo:color="#FF0000" fo:background-color="#FFFF00" fo:hyphenate="false"/>
    </style:style>
    <style:style style:name="APCSCode" style:display-name="APCS Code" style:family="paragraph" style:parent-style-name="Textbody">
      <style:paragraph-properties fo:margin-bottom="0in"/>
      <style:text-properties style:font-name="Courier New" style:font-name-asian="Courier New" style:font-name-complex="Courier New" fo:font-size="11pt" style:font-size-asian="11pt" style:font-size-complex="11pt" fo:hyphenate="false"/>
    </style:style>
    <style:style style:name="APCSActivitycode" style:display-name="APCS Activity code" style:family="paragraph" style:parent-style-name="APCSActivity">
      <style:text-properties fo:hyphenate="false"/>
    </style:style>
    <style:style style:name="APCSActivitytitle" style:display-name="APCS Activity title" style:family="paragraph" style:parent-style-name="APCSActivity">
      <style:text-properties fo:font-weight="bold" style:font-weight-asian="bold" style:font-weight-complex="bold" fo:hyphenate="false"/>
    </style:style>
    <style:style style:name="APCSDidyouknowtitle" style:display-name="APCS Did you know? title" style:family="paragraph" style:parent-style-name="APCSDidyouknow">
      <style:text-properties fo:font-weight="bold" style:font-weight-asian="bold" style:font-weight-complex="bold" fo:hyphenate="false"/>
    </style:style>
    <style:style style:name="APCSHomeworktitle" style:display-name="APCS Homework title" style:family="paragraph" style:parent-style-name="APCSHomework">
      <style:text-properties fo:font-weight="bold" style:font-weight-asian="bold" style:font-weight-complex="bold" fo:hyphenate="false"/>
    </style:style>
    <style:style style:name="APCSTotheteachertitle" style:display-name="APCS To the teacher title" style:family="paragraph" style:parent-style-name="APCSTotheteacher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5in"/>
          <style:tab-stop style:type="right" style:position="7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MN_CallOut" style:display-name="MN_CallOut" style:family="paragraph" style:parent-style-name="Heading4" style:default-outline-level="4">
      <style:paragraph-properties fo:border="0.0034in solid #000000" fo:padding="0.0138in" style:shadow="none" fo:margin-top="0in" fo:margin-bottom="0in" fo:background-color="#FF99FF"/>
      <style:text-properties fo:font-weight="normal" style:font-weight-asian="normal" fo:font-size="12pt" style:font-size-asian="12pt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 fo:font-size="12pt" style:font-size-asian="12pt" style:font-size-complex="15pt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anchor" style:display-name="Footnote anchor" style:family="text">
      <style:text-properties style:text-position="super 65%"/>
    </style:style>
    <style:style style:name="FootnoteSymbol" style:display-name="Footnote Symbol" style:family="text"/>
    <style:style style:name="NumberingSymbols" style:display-name="Numbering Symbols" style:family="text"/>
    <style:style style:name="WW_CharLFO1LVL1" style:family="text">
      <style:text-properties style:font-name="Times New Roman" style:font-name-complex="Times New Roman" fo:font-size="12pt" style:font-size-asian="12pt" style:font-size-complex="15pt"/>
    </style:style>
    <text:list-style style:name="WW8Num1" style:display-name="WW8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5in" fo:margin-bottom="0.7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4in"/>
      </style:footer-style>
    </style:page-layout>
  </office:automatic-styles>
  <office:master-styles>
    <style:master-page style:name="MP0" style:page-layout-name="PL0">
      <style:footer>
        <text:p text:style-name="Footer"><text:tab/><text:page-number text:fixed="false">1</text:page-number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ohammad Irteza Khan</meta:initial-creator>
    <dc:creator>Zachary Nalepa</dc:creator>
    <meta:creation-date>2015-08-23T19:45:00Z</meta:creation-date>
    <dc:date>2021-03-28T03:41:00Z</dc:date>
    <meta:template xlink:href="Normal" xlink:type="simple"/>
    <meta:editing-cycles>251</meta:editing-cycles>
    <meta:editing-duration>PT187651380S</meta:editing-duration>
    <meta:document-statistic meta:page-count="1" meta:paragraph-count="3" meta:word-count="248" meta:character-count="1661" meta:row-count="11" meta:non-whitespace-character-count="1416"/>
  </office:meta>
</office:document-meta>
</file>